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fill-color="#83ca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94006b" draw:fill="none"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svg:stroke-color="#5e2750" draw:fill="none" draw:textarea-vertical-align="middle"/>
    </style:style>
    <style:style style:name="gr6" style:family="graphic" style:parent-style-name="standard">
      <style:graphic-properties svg:stroke-color="#99284c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4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6cm" svg:height="6.8cm" svg:x="12.601cm" svg:y="2.8cm">
          <text:p/>
        </draw:ellipse>
        <draw:ellipse draw:style-name="gr2" draw:text-style-name="P1" draw:layer="layout" svg:width="2cm" svg:height="2.6cm" svg:x="14.601cm" svg:y="4.7cm">
          <text:p/>
        </draw:ellipse>
        <draw:ellipse draw:style-name="gr3" draw:text-style-name="P1" xml:id="id10" draw:id="id10" draw:layer="layout" svg:width="1.4cm" svg:height="1.7cm" svg:x="12.5cm" svg:y="4.3cm">
          <text:p/>
        </draw:ellipse>
        <draw:ellipse draw:style-name="gr3" draw:text-style-name="P1" xml:id="id12" draw:id="id12" draw:layer="layout" svg:width="1.4cm" svg:height="1.7cm" svg:x="12.6cm" svg:y="6.8cm">
          <text:p/>
        </draw:ellipse>
        <draw:custom-shape draw:style-name="gr4" draw:text-style-name="P2" draw:layer="layout" svg:width="2.999cm" svg:height="0.6cm" svg:x="15.401cm" svg:y="1.6cm">
          <text:p text:style-name="P2"><text:span text:style-name="T1">Embedded agent</text:span></text:p>
          <draw:enhanced-geometry svg:viewBox="0 0 21600 21600" draw:mirror-horizontal="false" draw:type="line-callout-1" draw:modifiers="1612.8 138800.665557404 -1800 19910.8153078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999cm" svg:height="0.6cm" svg:x="8.799cm" svg:y="2.7cm">
          <text:p text:style-name="P2"><text:span text:style-name="T1">Socket</text:span></text:p>
          <draw:enhanced-geometry svg:viewBox="0 0 21600 21600" draw:mirror-horizontal="true" draw:type="line-callout-1" draw:modifiers="-7617.6 56677.537437604 -1800 19910.8153078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ellipse draw:style-name="gr3" draw:text-style-name="P1" xml:id="id2" draw:id="id2" draw:layer="layout" svg:width="0.401cm" svg:height="0.4cm" svg:x="13.1cm" svg:y="4.7cm">
          <text:p/>
        </draw:ellipse>
        <draw:ellipse draw:style-name="gr5" draw:text-style-name="P1" xml:id="id4" draw:id="id4" draw:layer="layout" svg:width="0.401cm" svg:height="0.4cm" svg:x="13.299cm" svg:y="7.1cm">
          <text:p/>
        </draw:ellipse>
        <draw:circle draw:style-name="gr6" draw:text-style-name="P1" xml:id="id1" draw:id="id1" draw:layer="layout" svg:width="0.6cm" svg:height="0.6cm" svg:x="14.5cm" svg:y="5cm">
          <text:p/>
        </draw:circle>
        <draw:circle draw:style-name="gr3" draw:text-style-name="P1" xml:id="id3" draw:id="id3" draw:layer="layout" svg:width="0.6cm" svg:height="0.6cm" svg:x="14.9cm" svg:y="6.8cm">
          <text:p/>
        </draw:circle>
        <draw:ellipse draw:style-name="gr2" draw:text-style-name="P1" draw:layer="layout" svg:width="0.9cm" svg:height="1cm" svg:x="15.301cm" svg:y="5.4cm">
          <text:p/>
        </draw:ellipse>
        <draw:connector draw:style-name="gr7" draw:text-style-name="P1" draw:layer="layout" draw:type="curve" svg:x1="14.5cm" svg:y1="5.3cm" svg:x2="13.501cm" svg:y2="4.9cm" draw:start-shape="id1" draw:start-glue-point="3" draw:end-shape="id2" draw:end-glue-point="1" svg:d="M14500 5300c-748 0-249-400-999-400" svg:viewBox="0 0 1000 401">
          <text:p/>
        </draw:connector>
        <draw:connector draw:style-name="gr7" draw:text-style-name="P1" draw:layer="layout" draw:type="curve" svg:x1="14.9cm" svg:y1="7.1cm" svg:x2="13.7cm" svg:y2="7.3cm" draw:start-shape="id3" draw:end-shape="id4" draw:end-glue-point="1" svg:d="M14900 7100c-900 0-300 200-1200 200" svg:viewBox="0 0 1201 201">
          <text:p/>
        </draw:connector>
        <draw:ellipse draw:style-name="gr1" draw:text-style-name="P1" draw:layer="layout" svg:width="5.6cm" svg:height="6.8cm" svg:x="2.101cm" svg:y="2.8cm">
          <text:p/>
        </draw:ellipse>
        <draw:ellipse draw:style-name="gr2" draw:text-style-name="P1" draw:layer="layout" svg:width="2cm" svg:height="2.6cm" svg:x="3.701cm" svg:y="4.7cm">
          <text:p/>
        </draw:ellipse>
        <draw:ellipse draw:style-name="gr3" draw:text-style-name="P1" xml:id="id9" draw:id="id9" draw:layer="layout" svg:width="1.4cm" svg:height="1.7cm" svg:x="6.5cm" svg:y="4.1cm">
          <text:p/>
        </draw:ellipse>
        <draw:ellipse draw:style-name="gr3" draw:text-style-name="P1" xml:id="id11" draw:id="id11" draw:layer="layout" svg:width="1.4cm" svg:height="1.7cm" svg:x="6.2cm" svg:y="6.8cm">
          <text:p/>
        </draw:ellipse>
        <draw:circle draw:style-name="gr3" draw:text-style-name="P1" xml:id="id6" draw:id="id6" draw:layer="layout" svg:width="0.499cm" svg:height="0.5cm" svg:x="6.9cm" svg:y="5cm">
          <text:p/>
        </draw:circle>
        <draw:circle draw:style-name="gr5" draw:text-style-name="P1" xml:id="id8" draw:id="id8" draw:layer="layout" svg:width="0.399cm" svg:height="0.4cm" svg:x="6.701cm" svg:y="7.2cm">
          <text:p/>
        </draw:circle>
        <draw:circle draw:style-name="gr6" draw:text-style-name="P1" xml:id="id5" draw:id="id5" draw:layer="layout" svg:width="0.6cm" svg:height="0.6cm" svg:x="5.301cm" svg:y="5.3cm">
          <text:p/>
        </draw:circle>
        <draw:circle draw:style-name="gr3" draw:text-style-name="P1" xml:id="id7" draw:id="id7" draw:layer="layout" svg:width="0.6cm" svg:height="0.6cm" svg:x="5.101cm" svg:y="6.4cm">
          <text:p/>
        </draw:circle>
        <draw:ellipse draw:style-name="gr2" draw:text-style-name="P1" draw:layer="layout" svg:width="0.9cm" svg:height="1cm" svg:x="4.101cm" svg:y="5.4cm">
          <text:p/>
        </draw:ellipse>
        <draw:connector draw:style-name="gr7" draw:text-style-name="P1" draw:layer="layout" draw:type="curve" svg:x1="5.901cm" svg:y1="5.6cm" svg:x2="6.9cm" svg:y2="5.25cm" draw:start-shape="id5" draw:start-glue-point="1" draw:end-shape="id6" draw:end-glue-point="3" svg:d="M5901 5600c750 0 251-350 999-350" svg:viewBox="0 0 1000 351">
          <text:p/>
        </draw:connector>
        <draw:connector draw:style-name="gr7" draw:text-style-name="P1" draw:layer="layout" draw:type="curve" svg:x1="5.701cm" svg:y1="6.7cm" svg:x2="6.701cm" svg:y2="7.4cm" draw:start-shape="id7" draw:start-glue-point="1" draw:end-shape="id8" draw:end-glue-point="3" svg:d="M5701 6700c750 0 250 700 1000 700" svg:viewBox="0 0 1001 701">
          <text:p/>
        </draw:connector>
        <draw:connector draw:style-name="gr7" draw:text-style-name="P1" draw:layer="layout" draw:type="curve" svg:x1="7.9cm" svg:y1="4.95cm" svg:x2="12.5cm" svg:y2="5.15cm" draw:start-shape="id9" draw:start-glue-point="1" draw:end-shape="id10" draw:end-glue-point="3" svg:d="M7900 4950c3450 0 1150 200 4600 200" svg:viewBox="0 0 4601 201">
          <text:p/>
        </draw:connector>
        <draw:connector draw:style-name="gr7" draw:text-style-name="P1" draw:layer="layout" draw:type="curve" svg:x1="7.6cm" svg:y1="7.65cm" svg:x2="12.6cm" svg:y2="7.65cm" draw:start-shape="id11" draw:start-glue-point="1" draw:end-shape="id12" draw:end-glue-point="3" svg:d="M7600 7650h5000" svg:viewBox="0 0 5001 1">
          <text:p/>
        </draw:connector>
        <draw:frame draw:style-name="gr8" draw:text-style-name="P3" draw:layer="layout" svg:width="7.678cm" svg:height="0.806cm" svg:x="1.022cm" svg:y="1cm">
          <draw:text-box>
            <text:p text:style-name="P3">PIA: Interface resolution problem</text:p>
          </draw:text-box>
        </draw:frame>
        <draw:frame draw:style-name="gr9" draw:text-style-name="P4" draw:layer="layout" svg:width="1.2cm" svg:height="0.692cm" svg:x="2.3cm" svg:y="2.8cm">
          <draw:text-box>
            <text:p text:style-name="P4"><text:span text:style-name="T2">S1</text:span></text:p>
          </draw:text-box>
        </draw:frame>
        <draw:frame draw:style-name="gr9" draw:text-style-name="P4" draw:layer="layout" svg:width="1.2cm" svg:height="0.692cm" svg:x="17.1cm" svg:y="2.708cm">
          <draw:text-box>
            <text:p text:style-name="P4"><text:span text:style-name="T2">S2</text:span></text:p>
          </draw:text-box>
        </draw:frame>
        <draw:frame draw:style-name="gr9" draw:text-style-name="P4" draw:layer="layout" svg:width="1.6cm" svg:height="0.692cm" svg:x="4.2cm" svg:y="3.908cm">
          <draw:text-box>
            <text:p text:style-name="P4"><text:span text:style-name="T2">S1a</text:span></text:p>
          </draw:text-box>
        </draw:frame>
        <draw:frame draw:style-name="gr9" draw:text-style-name="P4" draw:layer="layout" svg:width="1.6cm" svg:height="0.692cm" svg:x="15.2cm" svg:y="3.908cm">
          <draw:text-box>
            <text:p text:style-name="P4"><text:span text:style-name="T2">S2a</text:span></text:p>
          </draw:text-box>
        </draw:frame>
        <draw:frame draw:style-name="gr9" draw:text-style-name="P4" draw:layer="layout" svg:width="1.9cm" svg:height="0.692cm" svg:x="3.2cm" svg:y="4.9cm">
          <draw:text-box>
            <text:p text:style-name="P4"><text:span text:style-name="T2">S1aa</text:span></text:p>
          </draw:text-box>
        </draw:frame>
        <draw:frame draw:style-name="gr9" draw:text-style-name="P4" draw:layer="layout" svg:width="1.9cm" svg:height="0.692cm" svg:x="16cm" svg:y="5.1cm">
          <draw:text-box>
            <text:p text:style-name="P4"><text:span text:style-name="T2">S2aa</text:span></text:p>
          </draw:text-box>
        </draw:frame>
        <draw:frame draw:style-name="gr9" draw:text-style-name="P5" draw:layer="layout" svg:width="2cm" svg:height="0.649cm" svg:x="5.5cm" svg:y="5.508cm">
          <draw:text-box>
            <text:p text:style-name="P5"><text:span text:style-name="T1">CP1a1</text:span></text:p>
          </draw:text-box>
        </draw:frame>
        <draw:frame draw:style-name="gr9" draw:text-style-name="P5" draw:layer="layout" svg:width="2cm" svg:height="0.649cm" svg:x="5.5cm" svg:y="6.251cm">
          <draw:text-box>
            <text:p text:style-name="P5"><text:span text:style-name="T1">CP1a2</text:span></text:p>
          </draw:text-box>
        </draw:frame>
        <draw:frame draw:style-name="gr9" draw:text-style-name="P5" draw:layer="layout" svg:width="2cm" svg:height="0.649cm" svg:x="14.9cm" svg:y="7.451cm">
          <draw:text-box>
            <text:p text:style-name="P5"><text:span text:style-name="T1">CP2a2</text:span></text:p>
          </draw:text-box>
        </draw:frame>
        <draw:frame draw:style-name="gr9" draw:text-style-name="P5" draw:layer="layout" svg:width="2cm" svg:height="0.649cm" svg:x="14.1cm" svg:y="4.551cm">
          <draw:text-box>
            <text:p text:style-name="P5"><text:span text:style-name="T1">CP2a1</text:span></text:p>
          </draw:text-box>
        </draw:frame>
        <draw:frame draw:style-name="gr9" draw:text-style-name="P5" draw:layer="layout" svg:width="1.3cm" svg:height="0.649cm" svg:x="8cm" svg:y="5.051cm">
          <draw:text-box>
            <text:p text:style-name="P5"><text:span text:style-name="T1">E11</text:span></text:p>
          </draw:text-box>
        </draw:frame>
        <draw:frame draw:style-name="gr9" draw:text-style-name="P5" draw:layer="layout" svg:width="1.3cm" svg:height="0.649cm" svg:x="8cm" svg:y="7.751cm">
          <draw:text-box>
            <text:p text:style-name="P5"><text:span text:style-name="T1">E12</text:span></text:p>
          </draw:text-box>
        </draw:frame>
        <draw:frame draw:style-name="gr9" draw:text-style-name="P5" draw:layer="layout" svg:width="1.3cm" svg:height="0.649cm" svg:x="11cm" svg:y="5cm">
          <draw:text-box>
            <text:p text:style-name="P5"><text:span text:style-name="T1">E21</text:span></text:p>
          </draw:text-box>
        </draw:frame>
        <draw:frame draw:style-name="gr9" draw:text-style-name="P5" draw:layer="layout" svg:width="1.3cm" svg:height="0.649cm" svg:x="11.1cm" svg:y="7.651cm">
          <draw:text-box>
            <text:p text:style-name="P5"><text:span text:style-name="T1">E22</text:span></text:p>
          </draw:text-box>
        </draw:frame>
        <draw:circle draw:style-name="gr3" draw:text-style-name="P1" draw:layer="layout" svg:width="0.499cm" svg:height="0.5cm" svg:x="6.8cm" svg:y="4.4cm">
          <text:p/>
        </draw:circle>
        <draw:circle draw:style-name="gr5" draw:text-style-name="P1" draw:layer="layout" svg:width="0.399cm" svg:height="0.4cm" svg:x="6.701cm" svg:y="7.7cm">
          <text:p/>
        </draw:circle>
        <draw:ellipse draw:style-name="gr5" draw:text-style-name="P1" draw:layer="layout" svg:width="0.401cm" svg:height="0.4cm" svg:x="13.3cm" svg:y="7.7cm">
          <text:p/>
        </draw:ellipse>
        <draw:ellipse draw:style-name="gr3" draw:text-style-name="P1" xml:id="id14" draw:id="id14" draw:layer="layout" svg:width="0.401cm" svg:height="0.4cm" svg:x="13.099cm" svg:y="5.3cm">
          <text:p/>
        </draw:ellipse>
        <draw:frame draw:style-name="gr9" draw:text-style-name="P5" draw:layer="layout" svg:width="1.3cm" svg:height="0.649cm" svg:x="6.3cm" svg:y="4.8cm">
          <draw:text-box>
            <text:p text:style-name="P5"><text:span text:style-name="T1">P1</text:span></text:p>
          </draw:text-box>
        </draw:frame>
        <draw:circle draw:style-name="gr6" draw:text-style-name="P1" xml:id="id13" draw:id="id13" draw:layer="layout" svg:width="0.6cm" svg:height="0.6cm" svg:x="14.3cm" svg:y="5.7cm">
          <text:p/>
        </draw:circle>
        <draw:frame draw:style-name="gr9" draw:text-style-name="P5" draw:layer="layout" svg:width="2cm" svg:height="0.649cm" svg:x="13.2cm" svg:y="6cm">
          <draw:text-box>
            <text:p text:style-name="P5"><text:span text:style-name="T1">CP2a3</text:span></text:p>
          </draw:text-box>
        </draw:frame>
        <draw:connector draw:style-name="gr7" draw:text-style-name="P1" draw:layer="layout" draw:type="curve" svg:x1="14.3cm" svg:y1="6cm" svg:x2="13.5cm" svg:y2="5.5cm" draw:start-shape="id13" draw:start-glue-point="3" draw:end-shape="id14" draw:end-glue-point="1" svg:d="M14300 6000c-600 0-200-500-800-500" svg:viewBox="0 0 8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i Borisov</meta:initial-creator>
    <meta:creation-date>2018-12-01T09:01:34.185539080</meta:creation-date>
    <dc:date>2018-12-02T16:03:17.868497712</dc:date>
    <dc:creator>Yuri Borisov</dc:creator>
    <meta:editing-duration>P1DT6H27M36S</meta:editing-duration>
    <meta:editing-cycles>8</meta:editing-cycles>
    <meta:generator>LibreOffice/4.2.8.2$Linux_X86_64 LibreOffice_project/420m0$Build-2</meta:generator>
    <meta:document-statistic meta:object-count="49"/>
  </office:meta>
</office:document-meta>
</file>